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ef8b" officeooo:paragraph-rsid="001bef8b"/>
    </style:style>
    <style:style style:name="P2" style:family="paragraph" style:parent-style-name="Text_20_body">
      <style:text-properties officeooo:rsid="001bf12a" officeooo:paragraph-rsid="001bf12a"/>
    </style:style>
    <style:style style:name="P3" style:family="paragraph" style:parent-style-name="Title">
      <style:text-properties officeooo:rsid="00191494" officeooo:paragraph-rsid="00191494"/>
    </style:style>
    <style:style style:name="P4" style:family="paragraph" style:parent-style-name="Header">
      <style:text-properties officeooo:rsid="0019aef5" officeooo:paragraph-rsid="0019aef5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ession Mechanics</text:p>
      <text:p text:style-name="P1">I played Burnout Take Down for the play station 2 In the PCSX2 Emulator Now don't worry Mr Young I used to have a ps2 and I ripped the BIOS and the CD so I did it Legally :I But why I had to do this is because the Reader disk is broken so I just emulated it. Now Burnout Take down has a lot of Progression mechanics In fact the game has so much I just could not put the controller down and stop playing it. Needless to say its a fun and well put together game. Now One obvious Progression mechanic in Burnout is The cars the more You play the more cars you get which is easy enough.</text:p>
      <text:p text:style-name="P1"/>
      <text:p text:style-name="P1">Now the second Progression mechanic I found or noticed in Burnout Take down well I fell</text:p>
      <text:p text:style-name="P1">this is a progression mechanic, But whenever you crash an apponets car you gain Boost and I feel this is a progression mechanic because it Progresses you through the race faster and It give you The player an advantage From the Rest of the Racers.</text:p>
      <text:p text:style-name="P1"/>
      <text:p text:style-name="P1">Another progression mechanic I Noticed In Burnout Take Down was the Leader boards of course burnout had a Leader board for things like Take downs, Race times, Etc and that is a progression mechanic because The more you play the higher you name goes on the Board. </text:p>
      <text:p text:style-name="P1"/>
      <text:p text:style-name="P2">Maps in Burnout Take down Is another Progression mechanic. The more races you beat and play</text:p>
      <text:p text:style-name="P2">the more maps the Player Unlocks Which is a simple but a Must have Mechanic in Raceing games Perio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aef5" officeooo:paragraph-rsid="0019aef5"/>
    </style:style>
    <style:style style:name="MT1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Connor Jones <text:tab/><text:tab/>Date: Wednesday September 6<text:span text:style-name="MT1">th</text:span>,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1:23:48.211230097</meta:creation-date>
    <dc:date>2017-09-06T22:42:04.924803175</dc:date>
    <meta:editing-duration>PT9M33S</meta:editing-duration>
    <meta:editing-cycles>1</meta:editing-cycles>
    <meta:document-statistic meta:table-count="0" meta:image-count="0" meta:object-count="0" meta:page-count="1" meta:paragraph-count="8" meta:word-count="274" meta:character-count="1447" meta:non-whitespace-character-count="1177"/>
    <meta:generator>LibreOffice/5.2.7.2$Linux_X86_64 LibreOffice_project/20m0$Build-2</meta:generator>
  </office:meta>
</office:document-meta>
</file>